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61674" officeooo:paragraph-rsid="00161674"/>
    </style:style>
    <style:style style:name="P2" style:family="paragraph" style:parent-style-name="Text_20_body">
      <style:paragraph-properties fo:text-align="start" style:justify-single-word="false"/>
      <style:text-properties officeooo:rsid="00161674" officeooo:paragraph-rsid="00161674"/>
    </style:style>
    <style:style style:name="P3" style:family="paragraph" style:parent-style-name="Text_20_body">
      <style:paragraph-properties fo:text-align="center" style:justify-single-word="false"/>
      <style:text-properties officeooo:paragraph-rsid="00161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utro</text:h>
      <text:p text:style-name="P3"/>
      <text:p text:style-name="P2">Now when you finished reading the book, </text:p>
      <text:p text:style-name="P2"/>
      <text:p text:style-name="P2">Life is too short, no matter how many years you’ve lived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3:45:50.166941509</meta:creation-date>
    <dc:date>2025-11-17T13:48:06.093764713</dc:date>
    <meta:editing-duration>PT2M18S</meta:editing-duration>
    <meta:editing-cycles>1</meta:editing-cycles>
    <meta:document-statistic meta:table-count="0" meta:image-count="0" meta:object-count="0" meta:page-count="1" meta:paragraph-count="3" meta:word-count="19" meta:character-count="104" meta:non-whitespace-character-count="85"/>
    <meta:generator>LibreOffice/24.2.7.2$Linux_X86_64 LibreOffice_project/420$Build-2</meta:generator>
  </office:meta>
</office:document-meta>
</file>